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637cm" fo:min-width="3.003cm"/>
    </style:style>
    <style:style style:name="gr3" style:family="graphic" style:parent-style-name="standard">
      <style:graphic-properties draw:stroke="none" svg:stroke-color="#000000" draw:fill="none" draw:fill-color="#ffffff" fo:min-height="3.319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37cm" fo:min-width="2.554cm"/>
    </style:style>
    <style:style style:name="gr5" style:family="graphic" style:parent-style-name="objectwithoutfill">
      <style:graphic-properties draw:marker-end="Arrow" draw:marker-end-width="0.3cm" draw:fill="none" draw:fill-color="#b4c7dc" draw:textarea-vertical-align="middle"/>
    </style:style>
    <style:style style:name="gr6" style:family="graphic" style:parent-style-name="objectwithoutfill">
      <style:graphic-properties draw:stroke="dash" draw:stroke-dash="Fine_20_Dotted" svg:stroke-width="0.102cm" svg:stroke-color="#000000" draw:marker-start-width="0.509cm" draw:marker-end-width="0.509cm" draw:fill="none" draw:fill-color="#b4c7dc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4.741cm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1.637cm" fo:min-width="3.183cm"/>
    </style:style>
    <style:style style:name="gr9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loext:graphic-properties draw:fill="none" draw:fill-color="#ffffff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b4c7dc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8cm" svg:height="1.905cm" svg:x="10.652cm" svg:y="1.762cm">
          <draw:text-box>
            <text:p><text:span text:style-name="T1">Дерево процессов ext.pl</text:span></text:p>
          </draw:text-box>
        </draw:frame>
        <draw:custom-shape draw:style-name="gr2" draw:text-style-name="P3" draw:layer="layout" svg:width="4.953cm" svg:height="2.667cm" svg:x="3.413cm" svg:y="2.905cm">
          <text:p text:style-name="P2">Main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5.113cm" svg:height="3.569cm" svg:x="12.684cm" svg:y="3.159cm">
          <draw:text-box>
            <text:p><text:span text:style-name="T2">-Инициализация</text:span></text:p>
            <text:p><text:span text:style-name="T2">-Устанавливает управляющее соединение</text:span></text:p>
            <text:p><text:span text:style-name="T2">-Создает сокеты, ожидающие подключения на обслуживаемых портах</text:span></text:p>
            <text:p><text:span text:style-name="T2">-Запускает дочерние процессы, которые ожидают подключения на обслуживаемых портах</text:span></text:p>
            <text:p><text:span text:style-name="T2">-Контролирует состояние управляющего соединения</text:span></text:p>
            <text:p><text:span text:style-name="T2">-При получении SIGTERM ликвидирует дочерние процессы</text:span></text:p>
          </draw:text-box>
        </draw:frame>
        <draw:custom-shape draw:style-name="gr4" draw:text-style-name="P3" draw:layer="layout" svg:width="4.318cm" svg:height="2.667cm" svg:x="1.127cm" svg:y="7.604cm">
          <text:p text:style-name="P2"><text:span text:style-name="T3">Port 1</text:span><text:span text:style-name="T3"><text:line-break/></text:span><text:span text:style-name="T3">dedicated server</text:span><text:span text:style-name="T3"><text:line-break/></text:span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2.667cm" svg:x="7.731cm" svg:y="7.604cm">
          <text:p text:style-name="P2"><text:span text:style-name="T3">Port n</text:span><text:span text:style-name="T3"><text:line-break/></text:span><text:span text:style-name="T3">dedicated server </text:span><text:span text:style-name="T3"><text:line-break/></text:span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048cm" svg:y1="5.191cm" svg:x2="3.286cm" svg:y2="7.604cm">
          <text:p/>
        </draw:line>
        <draw:line draw:style-name="gr5" draw:text-style-name="P5" draw:layer="layout" svg:x1="7.604cm" svg:y1="5.191cm" svg:x2="8.874cm" svg:y2="7.731cm">
          <text:p/>
        </draw:line>
        <draw:line draw:style-name="gr6" draw:text-style-name="P5" draw:layer="layout" svg:x1="5.953cm" svg:y1="9.001cm" svg:x2="7.223cm" svg:y2="9.001cm">
          <text:p/>
        </draw:line>
        <draw:frame draw:style-name="gr3" draw:text-style-name="P4" draw:layer="layout" svg:width="15.113cm" svg:height="4.043cm" svg:x="12.684cm" svg:y="7.096cm">
          <draw:text-box>
            <text:p><text:span text:style-name="T2">-Принимает соединения от внешних клиентов на обслуживаемом порту</text:span></text:p>
            <text:p><text:span text:style-name="T2">-Выделяет свободный реверсивный порт Y и открывает на нём сокет, ожидающий подключения</text:span></text:p>
            <text:p><text:span text:style-name="T2">-Отправляет по управляющему соединению запрос на реверсивное подключение сервиса «X» к своему реверсивному порту Y</text:span></text:p>
            <text:p><text:span text:style-name="T2">-Создает дочерний процесс для обслуживания данного соединения с внешним клиентом</text:span></text:p>
            <text:p><text:span text:style-name="T2">-При получении SIGTERM ликвидирует дочерние процессы</text:span></text:p>
          </draw:text-box>
        </draw:frame>
        <draw:custom-shape draw:style-name="gr4" draw:text-style-name="P3" draw:layer="layout" svg:width="4.318cm" svg:height="2.667cm" svg:x="1.127cm" svg:y="12.176cm">
          <text:p text:style-name="P2"><text:span text:style-name="T3">Client connection 1</text:span><text:span text:style-name="T3"><text:line-break/></text:span><text:span text:style-name="T3">dedicated</text:span><text:span text:style-name="T3"><text:line-break/></text:span><text:span text:style-name="T3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2.667cm" svg:x="7.731cm" svg:y="12.176cm">
          <text:p text:style-name="P2"><text:span text:style-name="T3">Client connection m</text:span><text:span text:style-name="T3"><text:line-break/></text:span><text:span text:style-name="T3">dedicated</text:span><text:span text:style-name="T3"><text:line-break/></text:span><text:span text:style-name="T3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953cm" svg:y1="13.573cm" svg:x2="7.223cm" svg:y2="13.573cm">
          <text:p/>
        </draw:line>
        <draw:line draw:style-name="gr5" draw:text-style-name="P5" draw:layer="layout" svg:x1="3.286cm" svg:y1="10.271cm" svg:x2="3.286cm" svg:y2="12.176cm">
          <text:p/>
        </draw:line>
        <draw:line draw:style-name="gr5" draw:text-style-name="P5" draw:layer="layout" svg:x1="4.81cm" svg:y1="9.89cm" svg:x2="8.366cm" svg:y2="12.557cm">
          <text:p/>
        </draw:line>
        <draw:frame draw:style-name="gr7" draw:text-style-name="P4" draw:layer="layout" svg:width="15.113cm" svg:height="4.991cm" svg:x="12.684cm" svg:y="11.249cm">
          <draw:text-box>
            <text:p><text:span text:style-name="T2">-Ожидает входящее подключение на реверсивном порту Y</text:span></text:p>
            <text:p><text:span text:style-name="T2">-Периодически проверяет, не закрыл ли внешний клиент соединение</text:span></text:p>
            <text:p><text:span text:style-name="T2">-Если внешний клиент закрыл соединение, то отправляет по управляющему соединению запрос на отмену реверсивного подключения (команда «!»)</text:span></text:p>
            <text:p><text:span text:style-name="T2">-При установлении реверсивного соединения создает дочерний процесс для упрощения ввода/вывода</text:span></text:p>
            <text:p><text:span text:style-name="T2">-Пересылает данные из клиентского соединения в реверсивное</text:span></text:p>
            <text:p><text:span text:style-name="T2">-Ликвидирует процесс-близнец (дочерний) при закрытии клиентского соединения или при получении SIGTERM</text:span></text:p>
          </draw:text-box>
        </draw:frame>
        <draw:custom-shape draw:style-name="gr8" draw:text-style-name="P3" draw:layer="layout" svg:width="5.207cm" svg:height="2.667cm" svg:x="3.921cm" svg:y="16.367cm">
          <text:p text:style-name="P2"><text:span text:style-name="T3">Client connection 1</text:span><text:span text:style-name="T3"><text:line-break/></text:span><text:span text:style-name="T3">dedicated</text:span><text:span text:style-name="T3"><text:line-break/></text:span><text:span text:style-name="T3">server process TW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159cm" svg:y1="14.843cm" svg:x2="4.556cm" svg:y2="16.875cm">
          <text:p/>
        </draw:line>
        <draw:frame draw:style-name="gr9" draw:text-style-name="P4" draw:layer="layout" svg:width="15.113cm" svg:height="2.413cm" svg:x="12.811cm" svg:y="17.002cm">
          <draw:text-box>
            <text:p><text:span text:style-name="T2">-Пересылает данные из реверсивного соединения в клиентское</text:span></text:p>
            <text:p><text:span text:style-name="T2">-Ликвидирует процесс-близнец (он же родительский) при закрытии реверсивного соединени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02T09:09:42.234010276</meta:creation-date>
    <dc:date>2023-11-17T11:04:35.105372039</dc:date>
    <meta:editing-duration>PT2H27M59S</meta:editing-duration>
    <meta:editing-cycles>6</meta:editing-cycles>
    <meta:generator>LibreOffice/6.1.5.2$Linux_X86_64 LibreOffice_project/10$Build-2</meta:generator>
    <meta:document-statistic meta:object-count="18"/>
  </office:meta>
</office:document-meta>
</file>